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ymbol" svg:font-family="Symbol"/>
    <style:font-face style:name="Times" svg:font-family="Times"/>
  </office:font-face-decls>
  <office:automatic-styles>
    <style:style style:name="P1" style:family="paragraph" style:parent-style-name="Standard">
      <style:paragraph-properties fo:text-align="center"/>
      <style:text-properties style:font-name="Times" fo:font-size="12.0pt"/>
    </style:style>
    <style:style style:name="P2" style:family="paragraph" style:parent-style-name="Standard">
      <style:text-properties style:font-name="Times"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style:font-name="Symbol"/>
    </style:style>
    <style:style style:name="TableColumn1" style:family="table-column">
      <style:table-column-properties style:column-width="3.4625in" style:rel-column-width="32767*"/>
    </style:style>
  </office:automatic-styles>
  <office:body>
    <office:text>
      <text:p text:style-name="P1"><text:span text:style-name="T1">2. React Key Concepts</text:span></text:p>
      <text:p text:style-name="P2"/>
      <text:p text:style-name="P2"><text:span text:style-name="T1">1)</text:span><text:s/>First was javascript, html and css was loaded from server, and then kept in client side by jquery. Then the concept of Single Page Application (SPA) where application puts all the js,css,html in the client side and donot need to call the server for each change. Then angular appeared from google in 2020 component based and ease the life of developers but had one problem that it was multidirectional flow of data (data was flowing everywhere). When system get complex then any one clicks every where and in angular the data was flowing to multi places in multiple components. So then in 2013 facebook (was using angular) and changed or developed the react and changed the code base. The AngularJs released Angular without js in 2014 and till then all the big websites changed their base code to react from angular and that’s y the react is at high level.</text:p>
      <text:p text:style-name="P2"/>
      <text:p text:style-name="P2"><text:span text:style-name="T1">2) </text:span>Don’t touch the DOM. Like selectquery or delete or appendChild, just pass the object and the React will take care of it.</text:p>
      <text:p text:style-name="P2"/>
      <text:p text:style-name="P2"><text:span text:style-name="T1">3) </text:span>Component base, make small components to make large component and also you can use it as library like date picker component in your code instead of writing code from beginning.</text:p>
      <text:p text:style-name="P2"/>
      <text:p text:style-name="P2"><text:span text:style-name="T1">4) Unidirectional Data Flow: </text:span>This can be understand through out the course but as an example it is kinda restrictions that when state/data changes in some component it can be reflected in below in the tree and cannot go backward to parent components. So it will be simple and easy to debug. Not like angularJs.</text:p>
      <text:p text:style-name="P2"/>
      <text:p text:style-name="P2"><text:span text:style-name="T1">5) React says “I’m just UI, the rest is up to you”: </text:span>This means that REACT is cross-platform. It just provide the views. Like you learn once you can apply it on website (need React core library it self and React DOM to make React recognize the DOM), mobile app, robot, <text:span text:style-name="T1">VR APPS (React-360)</text:span><text:s/>and etc as far as it concern with views.</text:p>
      <text:p text:style-name="P2"/>
      <text:p text:style-name="P2"><text:span text:style-name="T1">6) How to become a good React developer: a) </text:span>Decide on Component (How much should be component, how make it reusable and how much, and how break a code into multiple components, etc) <text:span text:style-name="T1">b) </text:span>Decide the State and where it lives (Where to place our State like in which component, and etc….) <text:span text:style-name="T1">c) </text:span>What changes when State changes (Performance wise it has big impact). (If a State changes what part of DOM should be changed or to render on what State chang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3. React Basics</text:span></text:p>
      <text:p text:style-name="P1"/>
      <text:p text:style-name="P2"><text:span text:style-name="T1">1) </text:span>We can access any data like <text:span text:style-name="T1">this.state.data </text:span>but we cannot set it the same way. Instead we use the function <text:span text:style-name="T1">this.setState({data: value}) </text:span>and this is because of the unidirectional property of React. The React calculates that where data is being used and change where it need to be changed but if you assign something directly to data then the state will change only in that component only.</text:p>
      <text:p text:style-name="P2"/>
      <text:p text:style-name="P2"><text:span text:style-name="T1">2) </text:span>We can define the <text:span text:style-name="T1">component </text:span>in two ways <text:span text:style-name="T1">class component </text:span>and <text:span text:style-name="T1">functional component </text:span>(functional components do not have internal <text:span text:style-name="T1">state </text:span>and access to <text:span text:style-name="T1">life-cycle methods</text:span>. It just gets <text:span text:style-name="T1">props </text:span>and returns/renders some <text:span text:style-name="T1">html/jsx</text:span>)<text:span text:style-name="T1"><text:s/></text:span>and both of them should return <text:span text:style-name="T1">jsx</text:span>.</text:p>
      <text:p text:style-name="P2"/>
      <text:p text:style-name="P2"><text:span text:style-name="T1">3) </text:span>As in previous section we point 6, that said how to become a good React developer one was Decide a component (That how much down we can break a component). Another was the State to decide it and where should it lives. Because when we send data/state to other components and we change the state in parent component, so the effect will in all components that used the same data/state sent to them and they have to re-render to take the effect which is an performance issue and this issue will be discussed later.</text:p>
      <text:p text:style-name="P2"/>
      <text:p text:style-name="P2"><text:span text:style-name="T1">4) SyntheticEvent </text:span>of react should be read online if there is any questions regarding events.</text:p>
      <text:p text:style-name="P2"/>
      <text:p text:style-name="P2"><text:span text:style-name="T1">5) </text:span>We never use <text:span text:style-name="T1">setState() </text:span>like in onChange (react jsx method not html) in render function because when it changes the render function called again and it becomes kinda loop.</text:p>
      <text:p text:style-name="P2"/>
      <text:p text:style-name="P2"><text:span text:style-name="T1">6) setState() </text:span>is asynchronous method which like used in onChange it returns the first value after clicking the second value. So for the solution of this we can pass another argument to <text:span text:style-name="T1">setState()</text:span><text:s/>function and do our actions there.</text:p>
      <text:p text:style-name="P2"/>
      <text:p text:style-name="P2"><text:span text:style-name="T1">7) </text:span>If we write our own method other than provide by the Component like render() or life-cycle method or etc, then in that our own method the <text:span text:style-name="T1">this </text:span>key word will not work and will be undefined if we define our function in a way like <text:span text:style-name="T1">ourMethod() {} </text:span>and for this we have to bind the method in constructor method to have the same value for <text:span text:style-name="T1">this </text:span>keyword like <text:span text:style-name="T1">this.ourMethod = this.ourMethod.bind(this)</text:span>. As Ecmascript has resolved this issue by only define the function in a way like <text:span text:style-name="T1">ourMethod = e =&gt;…. (use of arrow functions in which the Ecmascript auto see the current context where the method is define and assign the value/context to ‘this’ keyword of parent context in our case the function is defined in Component class. This concept is called LEXICAL SCOPING).</text:span></text:p>
      <text:p text:style-name="P2"/>
      <text:p text:style-name="P2"><text:span text:style-name="T1">8) </text:span>Never invoke/call functions in event handlers because when ever React renders then it will call the function and that event will not work on any change like click or other events so we should only assign the function and not call it and let the event to call the function (by not calling function I mean that do not write the brackets with function name <text:span text:style-name="T1">() </text:span>). <text:span text:style-name="T1">See the video # 29 in React Basics folder v good exercise.</text:span></text:p>
      <text:p text:style-name="P2"/>
      <text:p text:style-name="P2"><text:span text:style-name="T1">9) Deploy project. </text:span>1) Create new repository in github and copy the ssh link from there. 2) connect the project with that repository by command <text:span text:style-name="T1">git remote add origin ssh_key_that_copied. </text:span>3) push the changes or <text:span text:style-name="T1">npm add gh-pages </text:span>4) Add two things in <text:span text:style-name="T1">package.json file </text:span>one above the dependencies write <text:span text:style-name="T1">‘homepage’: “</text:span><text:a xlink:type="simple" xlink:href="https://aims-khan.github.io/monsters-rolodex"><text:span text:style-name="T1">https://aims-khan.github.io/monsters-rolodex</text:span></text:a><text:span text:style-name="T1">” </text:span>two in <text:span text:style-name="T1">scripts </text:span>add a) <text:span text:style-name="T1">“predeploy”: “npm build” also “deploy”: “gh-pages -d build”</text:span></text:p>
      <text:p text:style-name="P2"/>
      <text:p text:style-name="P2"><text:span text:style-name="T1">-------------------- npm audit fix ---------------------</text:span></text:p>
      <text:p text:style-name="P2"><text:span text:style-name="T1">10) </text:span>As also discussed before, that React not always guarantee that <text:span text:style-name="T1">setState </text:span>function always return the updated value as it async especially in case we update like <text:span text:style-name="T1">setState({‘any’: state.any + ‘other’}) </text:span>like update the state with <text:span text:style-name="T1">state/props </text:span>values. We can also use the second parameter of <text:span text:style-name="T1">setState </text:span>function to do stuff but that is also not so feasible. So the best practice is to use the function in a way like <text:span text:style-name="T1">setState((prevState, prevProps) =&gt; ({‘any’: prevState.any + ‘other’}), console.log(‘any thing’))</text:span></text:p>
      <text:p text:style-name="P2"/>
      <text:p text:style-name="P2"><text:span text:style-name="T1">11) </text:span>We can use the class <text:span text:style-name="T1">component</text:span><text:s/>without the <text:span text:style-name="T1">constructor </text:span>and <text:span text:style-name="T1">super </text:span>call but in that case we do not have access to the props.</text:p>
      <text:p text:style-name="P2"/>
      <text:p text:style-name="P2"><text:span text:style-name="T1">12) </text:span>Check the life cycle methods in this section video but on thing worth mentioning is the function of life cycle is shouldComponentUpdate(). This is because when a component is rendering, it will render all its child components which is costly and have performance decrease. So can check that in which situation the React should render the component and not by returning <text:span text:style-name="T1">True </text:span>or <text:span text:style-name="T1">False. </text:span>This function is only for <text:span text:style-name="T1">performanc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4. Master Project Setting Up E-Commerce Project</text:span></text:p>
      <text:p text:style-name="P2"/>
      <text:p text:style-name="P2"><text:span text:style-name="T1">1) </text:span>React assigns another attribute to all html-like elements beside <text:span text:style-name="T1">className </text:span>is <text:span text:style-name="T1">style (camelCase).</text:span></text:p>
      <text:p text:style-name="P2"/>
      <text:p text:style-name="P1"><text:span text:style-name="T1">5. Master Project React Router and Rounting</text:span></text:p>
      <text:p text:style-name="P1"/>
      <text:p text:style-name="P2"><text:span text:style-name="T1">1) </text:span>React Router is a library that make React possible to have routing. As React is only UI library and has nothing to do with routing so either we use and library or add own functionality for routing. <text:span text:style-name="T1">React Router </text:span>is a standard library to handle the routing.</text:p>
      <text:p text:style-name="P2"/>
      <text:p text:style-name="P2"><text:span text:style-name="T1">2) </text:span>Before when Single Page Application was newly introduced, the <text:span text:style-name="T1">url </text:span>was not changing in browser and the back button of browser was not working because all the pages had same <text:span text:style-name="T1">url. </text:span>The problem is solved because the browser now provides something called <text:span text:style-name="T1">History API. </text:span>So the Routing Libraries now use this History API and basically Hijack and Mimic this URLs.</text:p>
      <text:p text:style-name="P2"/>
      <text:p text:style-name="P2"><text:span text:style-name="T1">3) npm install react-router-dom </text:span>by installing the library and face issue like <text:span text:style-name="T1">babel-jest version, </text:span>then add a property <text:span text:style-name="T1">“resolutions”: {“babel-jest”: “24….”} </text:span>in <text:span text:style-name="T1">package.json </text:span>file so that the babel will not update with npm install/update. The version will remain the same no matter what happens.</text:p>
      <text:p text:style-name="P2"/>
      <text:p text:style-name="P2"><text:span text:style-name="T1">4) </text:span>In index.js file import <text:span text:style-name="T1">(import {BrowserRouter} from ‘react-router-dom’) </text:span>and wrap the <text:span text:style-name="T1">&lt;app </text:span><text:span text:style-name="T2">&gt; inside the BrowserRouter tag as &lt;BrowserRouter&gt; &lt;app</text:span><text:s/>/&gt; &lt;/browserRouter&gt;.</text:p>
      <text:p text:style-name="P2"/>
      <text:p text:style-name="P2">5) To use the functionality of the router, in a component import (import { Route } from ‘react-router-dom’) and use &lt;Route /&gt;.</text:p>
      <text:p text:style-name="P2"/>
      <text:p text:style-name="P2">6) The Route tag can have many arguments but now we can focus on below</text:p>
      <text:p text:style-name="P2"><text:tab/>i) exact <text:span text:style-name="T3">→</text:span><text:s/>{ture/false}, if true then take the whole string and render but if not given or set to <text:tab/><text:tab/><text:tab/>false render all the pages that match. For example, two routes defined ‘/’ and ‘/hats’, in <text:tab/><text:tab/><text:tab/>one page both router pages will be render if the exact is false because that ‘/’ is matched <text:tab/><text:tab/>with both. </text:p>
      <text:p text:style-name="P2"><text:tab/>ii) path<text:span text:style-name="T3">→</text:span><text:s/>string of route name like ‘/’, ‘/hats’</text:p>
      <text:p text:style-name="P2"><text:tab/>iii) component={anyComponent}<text:tab/></text:p>
      <text:p text:style-name="P2">Another concept is switch. If we import the Switch with Route like import { Switch, Route} and wrap all the routes inside the Switch tag, then the switch will get the first match url and render the page with first matched. </text:p>
      <text:p text:style-name="P2"/>
      <text:p text:style-name="P2">7) The Route tag passes 3 arguments to the component. As props a) history, b) location, c) match.</text:p>
      <text:p text:style-name="P2"/>
      <text:p text:style-name="P2">8) There are further arguments in above 3 props. If we want to pass dynamic id or value we have to make url starting with colon like ‘/topics/:topicId’ this can be accessible in props.match.params.topicId.</text:p>
      <text:p text:style-name="P2"/>
      <text:p text:style-name="P2">9) In history prop there are a lot of properties but now we are interested in push property.</text:p>
      <text:p text:style-name="P2"/>
      <text:p text:style-name="P2">10) There are two ways in React Router Dom to navigate. One is the Link that has to be imported with route like import { Route, Link } from ‘react-router-dom’. And it can be used as &lt;Link to=’url/route’&gt;Any String&lt;/Link&gt;. Remember that it looks like re-render the whole application but as React is SPA and only hijack the url just for showing purpose just and tells the application to only update the required DOM part. It basically borrowing the url to tell the application what to render.</text:p>
      <text:p text:style-name="P2">11) Another way to navigate is using the history prop. Like we can create function and on onClick event we can call the function push by pushing to history. Like &lt;button onClick={() =&gt; props.history.push(‘route string’)&gt;Any String&lt;/button&gt;. It is equivalent to Link but it gives more dynamic access and functional. Like we cannot use Link in mount function and with history.push() we can use it.</text:p>
      <text:p text:style-name="P2"/>
      <text:p text:style-name="P2">12) The Location prop tells us that where we are currently or where is the application is right now. There is a property in Location prop is the pathname which gives the current state of the application.</text:p>
      <text:p text:style-name="P2"/>
      <text:p text:style-name="P2">13) The match prop is also useful to go to nested components. For example we are currently in url of <text:span text:style-name="T2">topics</text:span>/topicList and in the same component we generate a dynamic generated route like &lt;Link to={`&amp;{props.match.url}/13`}&gt; Any String&lt;/Link&gt;. So in this case we do not want to worry about the url (may be some long url), just saying that where-ever currently the application is or what ever the application url is, just add the dynamic route and go to that link or page.</text:p>
      <text:p text:style-name="P2"/>
      <text:p text:style-name="P2">14) If we have one component that has some children components then the access to Route props (history,location and match) well only get to the parent and component only and not the children. One way to use in child components is to pass the props to children. The problem with doing it in this way is prop bad drilling/tunneling because we are tunneling/drilling prop to multiple children deep in order to get them to the component that needs them. Luckily react-router-dom has the solution for to not use it this way. The way is that we import import { withRouter } from react-router-dom. The withRouter is a higher order component and the higher order component is essentially a function that takes a component as an argument and returns a modified component (like powered-up component). So to use it we send our child-component to withRouter function. Like export default withRouter(child-component). And by doing this, the three router properties (history, location and match) are available in props of child-compon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6. Master Project Forms + Components</text:span></text:p>
      <text:p text:style-name="P2"/>
      <text:p text:style-name="P2">1) In order to decide where to place it, we have to see that if siblings share the data then we have to put it their parent component, but if not needed one sibling’s data in another siblings then it has to put it in individual component and not the parent. Because when state changes, the component and all its children components re-render and which is a performance issue.</text:p>
      <text:p text:style-name="P2">2) email in video <text:a xlink:type="simple" xlink:href="mailto:hellobbxtina@gmail.com"><text:span text:style-name="T1">hellobbxtina@gmail.com</text:span></text:a></text:p>
      <text:p text:style-name="P2"/>
      <text:p text:style-name="P1"><text:span text:style-name="T1">7. Master Project Firebase + User Authentication</text:span></text:p>
      <text:p text:style-name="P2">1) Create project in the firebase app and create db.</text:p>
      <text:p text:style-name="P2">2) Copy the link/object for config and create folder and file in code like src-&gt; firebase -&gt; firebase.utils.js and in this file <text:span text:style-name="T1">import firebase from ‘firebase/app’; </text:span>this one is important and then <text:span text:style-name="T1">import ‘firebase/firestore’</text:span><text:s/>and <text:span text:style-name="T1">import ‘firebase/auth’</text:span></text:p>
      <text:p text:style-name="P2">3) Then <text:span text:style-name="T1">const config = { paste the copied object from firebase site } </text:span>and then in new line firebase.initializeApp(config);</text:p>
      <text:p text:style-name="P2">4) <text:span text:style-name="T1">export const auth = firebase.auth();</text:span></text:p>
      <text:p text:style-name="P2">5) <text:span text:style-name="T1">export const firestore = firebase.firestore(); </text:span></text:p>
      <text:p text:style-name="P2">6) <text:span text:style-name="T1">const provider = new firebase.auth.GoogleAuthProvider();</text:span></text:p>
      <text:p text:style-name="P2"><text:span text:style-name="T1"><text:s text:c="4"/>provider.setCustomParameters({ prompt: ‘select_account’ }); </text:span>these two cannot be found in google</text:p>
      <text:p text:style-name="P2">7) <text:span text:style-name="T1">export const signInWithGoogle = () =&gt; auth.signInWithPopup(provider);</text:span></text:p>
      <text:p text:style-name="P2">8)<text:span text:style-name="T1"><text:s/>export default firebase;</text:span></text:p>
      <text:p text:style-name="P2">9) go in firebase site -&gt; Develop -&gt; Authentication -&gt; Google and edit and enable it</text:p>
      <text:p text:style-name="P2">10) if we want to take advantage of this google sign in in our application (now you select email and authenticated and returns back to sign in page and you can see the log in firebase site). </text:p>
      <text:p text:style-name="P2">11) in app.js import auth like <text:span text:style-name="T1">import { auth } from ‘./firebase/firebase/utils’</text:span></text:p>
      <text:p text:style-name="P2">12) change the function component of app.js to class component and paste the return statement in render and add <text:span text:style-name="T1">currentUser</text:span><text:s/>as null in state.</text:p>
      <text:p text:style-name="P2">13) So we gonna add in <text:span text:style-name="T1">componentDidMount </text:span>function but inside that function we also want to keep the track of <text:span text:style-name="T1">user state change in firebase user</text:span><text:s/>so there is a function given by <text:span text:style-name="T1">firebase-&gt;auth-&gt; called (auth.onAuthStatechanged(user=&gt;{this.setState({currentUser: user})})</text:span></text:p>
      <text:p text:style-name="P2">14) Now if we print the above user in auth function we get alot of things but most important is user name and password. So now we have <text:span text:style-name="T1">OAuth </text:span>so easily right out of the game. <text:span text:style-name="T1">Oauth </text:span>essentially allows users so sign in easily with any third party service (fb, twitter, GitHub) that they already might have. And by doing this we reduced the berear entry by allowing user to sign in to our application because they do not have to go manually for sign-up process and then login and remember the user name and password. Oauth is very difficult to setup from scratch but firebase made it so easy. </text:p>
      <text:p text:style-name="P2">15) The <text:span text:style-name="T1">auth.onAuthStatechanged </text:span>is an open subscription between firebase and our application as long as our application is running. Its open because we do not have to check for each change in user in our application, this method does for use by keeping it open. We have to <text:span text:style-name="T1">close the subscription </text:span>to avoid any memory leakage. We can unsubscribe by storing the mentioned function in a variable which return the function by default and call the variable (have function stored in it) in unmount lifecycle function.</text:p>
      <text:p text:style-name="P2">16) <text:span text:style-name="T1">Sign-out from Oauth service: auth.signOut()</text:span></text:p>
      <text:p text:style-name="P2">17) So the above some points were related to sign in through google. Now in order to sign up manually and store in db and also retrieve from db, we have to setup database in firebase. But before start inserting or retrieving data from firebase db we have to know that how the firebase stores data.</text:p>
      <text:p text:style-name="P2">18) Firebase is <text:span text:style-name="T1">nosql database</text:span>. Its essentially a fancy way of saying that our database is actually consist of one gigantic json object. There are two types of data in our firebase database. The first on is called <text:span text:style-name="T1">Collection </text:span>and another one is <text:span text:style-name="T1">Document </text:span>which the second level or falls under one Collection. The Document further can have fields or another collection in it. </text:p>
      <text:p text:style-name="P2">19) <text:span text:style-name="T1">Queries for firebase database: 1) </text:span>import firebase and import firebase.firestore and then <text:span text:style-name="T1">firestore.collection(‘users’).doc(‘unique id’).collection… . 2) firestore.doc(‘users/unique id or ….) . 3) firestore.collection(‘users/unique id/other collection’)</text:span></text:p>
      <text:p text:style-name="P2">20) See video number 12 for the storing data that we get from the google authentication and sign in. </text:p>
      <text:p text:style-name="P2">21) There two things <text:span text:style-name="T1">1) QueryReference 2) QuerySnapshot</text:span>. 1) QueryReference is either <text:span text:style-name="T1">DocumentReference OR CollectionReference </text:span>but the only difference between them is that we can apply <text:span text:style-name="T1">CRUD </text:span>operations only on <text:span text:style-name="T1">DocumentReference</text:span>. As there queryReference return object with different information either the information exists or not in the database. Whereas the <text:span text:style-name="T1">QuerySnapshot </text:span>only can be return by <text:span text:style-name="T1">get() </text:span>method on <text:span text:style-name="T1">DocumentReference </text:span>and add one thing to its property as <text:span text:style-name="T1">exists true/false</text:span>. <text:s/></text:p>
      <text:p text:style-name="P2">22) We can create data in firebase through QueryReference by <text:span text:style-name="T1">QueryReferenceObj.set({field1, field2, …additionalDataBySpreading})</text:span></text:p>
      <text:p text:style-name="P2">23) See the code in firebase and app.js file to full understand</text:p>
      <text:p text:style-name="P2">24) <text:span text:style-name="T1">createUserWithEmailAndPassword </text:span>function is of auth like auth.createUserWithEmailAndPassword(email, password) and through which the auth of firebase will authenticate the user if successfully logins and through back error if duplicate email or wrong password. We can get user by assign the function result in { user } destructure. <text:span text:style-name="T1">Also enable in firestore the Email And Password authentication as in did in google sign-in.</text:span></text:p>
      <text:p text:style-name="P2">25) We can use the same function of <text:span text:style-name="T1">SignInWithEmailAndPassword(email, password)</text:span>. </text:p>
      <text:p text:style-name="P2"/>
      <text:p text:style-name="P2"/>
      <text:p text:style-name="P1"><text:span text:style-name="T1">8. Master Project REDUX 1</text:span></text:p>
      <text:p text:style-name="P2"/>
      <text:p text:style-name="P2">1) <text:span text:style-name="T1">Redux </text:span>is a State Management Library for React. As react has its own state management like we use the Class component if we need to have state in that component or use Functional Component if we do not need state, in both cases if the application gets bigger the state management gets complex and also on change in on componenet’s <text:s/>state, the all the related components gets render. So to reduce the complexity of State we use <text:span text:style-name="T1">Redux </text:span>that is one massive object where all our state resists and a change in component state goes to that massive object and re-render the needed component</text:p>
      <text:p text:style-name="P2">2) <text:span text:style-name="T1">Search and read for EVENT SOURCING and CQRS</text:span><text:s/>from which Redux gets its inspiration from database.</text:p>
      <text:p text:style-name="P2">3) <text:span text:style-name="T1">Why Redux:</text:span></text:p>
      <text:p text:style-name="P2"><text:span text:style-name="T1"><text:tab/></text:span>a) Good For managing large State. (As React is just view layer and it is not good to handle large data or state)</text:p>
      <text:p text:style-name="P2"><text:tab/>b) Use full for sharing data between components. (As in React if you want to share to other component you have to take the data one level up or have same parent to share data)</text:p>
      <text:p text:style-name="P2"><text:tab/>c) Redux has Predictable state management using the 3 principles</text:p>
      <text:p text:style-name="P2"><text:tab/><text:tab/>i) Single Source Of Truth</text:p>
      <text:p text:style-name="P2"><text:tab/><text:tab/>ii) State is read only</text:p>
      <text:p text:style-name="P2"><text:tab/><text:tab/>iii) Changes using pure functions</text:p>
      <text:p text:style-name="P2">4) Using the above three principles, we introduce to new Redux words,</text:p>
      <text:p text:style-name="P2"><text:tab/>a) <text:span text:style-name="T1">Action</text:span><text:s/>(Something that a user does such as clicking on a button or dropdown menu) </text:p>
      <text:p text:style-name="P2"><text:tab/>b) When action happens by the user, it goes to <text:span text:style-name="T1">Root Reducer</text:span>. (Reducer is simply a function that receives input which is an Action of user and creates an output)</text:p>
      <text:p text:style-name="P2"><text:tab/>c) The output in the above step is state or <text:span text:style-name="T1">Store </text:span>which is the entire state of the application</text:p>
      <text:p text:style-name="P2"><text:tab/>d) As the React Watches for state changes, once state Stored which means changed, then React do the <text:span text:style-name="T1">Dom Changes </text:span></text:p>
      <text:p text:style-name="P2">5) Why not Actions -&gt; and Dom changes directly. As the user interacts a lot in to application and there is a lot of actions done by user which means a lot of changes in DOM (which jquery what doing). But the Reducer and Store will take all the actions in on Reducer and Store it and then make changes to DOM. </text:p>
      <text:p text:style-name="P2">6) Redux uses <text:span text:style-name="T1">Architectural Pattern called FLUX PATTERN </text:span>which works like (<text:span text:style-name="T1">Action -&gt; Dispatcher -&gt; Store -&gt; View)</text:span>. Thats why we use Redux/this pattern to <text:s/>solves the problem in logical sense and an organized fashion in which this go in one way. As <text:span text:style-name="T1">MVC </text:span>is also one of somehow non architecture pattern like <text:span text:style-name="T1">Action -&gt; Controller -&gt; Many Model Changes -&gt; Many View Changes</text:span></text:p>
      <text:p text:style-name="P2">7) So Redux Allows React State To Be More Scalable. <text:span text:style-name="T1">Redux === this.state. </text:span></text:p>
      <text:p text:style-name="P2">8) We can use both Redux and React state in same application. This a common pattern to keep only important state in Redux Store while keeping UI specific state like form inputs in this.state</text:p>
      <text:p text:style-name="P2">9) See <text:span text:style-name="T1">Video # 4 and # 5 </text:span>for more explanation of REDUX</text:p>
      <text:p text:style-name="P2">10) <text:span text:style-name="T1">Imp: </text:span>React Component only re-rnder when the props receiving is different than the previous props. If same then the component will not re-render. Thats why the Redux always return new object if new payload received to re-render the component</text:p>
      <text:p text:style-name="P2">11) As disused in point 4, there is a <text:span text:style-name="T1">middleware </text:span>in between Action and Root Reducer. There is a lot of middleware we will cover but now the most important one that we use and explore is the <text:span text:style-name="T1">Redux Logger Middleware</text:span>. All it does is log out all the actions that get fired and then what the state of these reducers before and after the action. Its just visual representation of what the actions do which is very useful for us to understand the redux.</text:p>
      <text:p text:style-name="P2">12) <text:span text:style-name="T1">Installation of Redux: </text:span>We need to install the <text:span text:style-name="T1">Redux</text:span><text:s/>and <text:span text:style-name="T1">Redux Binding Library</text:span><text:s/>to React because the Redux can be in multiple frameworks no only in React and we also need to install the <text:span text:style-name="T1">Redux Logger Middleware</text:span></text:p>
      <text:p text:style-name="P2">13) index.js file -&gt; <text:span text:style-name="T1">import { provider } from ‘react-redux’ </text:span>(The Provider is a component what we wrap all the application inside its tag) because every thing inside it should have access to it. </text:p>
      <text:p text:style-name="P2">14) <text:span text:style-name="T1">for reducer -&gt; </text:span>src -&gt; redux (new folder and all the code related to redux) -&gt; <text:span text:style-name="T1">root-reducer.js (</text:span>new file and where combines all our other states together)</text:p>
      <text:p text:style-name="P2">15) A reducer is just function that get just two properties (1. State object which represents the last state or the initial state. 2. Another property is the Action which is just and object that has <text:span text:style-name="T1">type: any_custom, payload: any_thing</text:span></text:p>
      <text:p text:style-name="P2">16) So basically we have root-reducer which will kinda work like the app.js file where we combine other reducers. For combination, we use <text:span text:style-name="T1">import { combineReducers } from ‘redux’;</text:span>. Then import all the reducers and then <text:span text:style-name="T1">export default combineReducers({anyKey: importedReducer1, anyKey2: importedReducer2…}</text:span></text:p>
      <text:p text:style-name="P2">17) <text:span text:style-name="T1">for store -&gt; </text:span>src -&gt; redux -&gt; <text:span text:style-name="T1">store.js -&gt; import {createStore, applyMiddleware } from ‘redux’; -&gt; import logger from ‘redux-logger’ (useful for debugging our redux code); -&gt; import the root-reducer</text:span>. The <text:span text:style-name="T1">createStore accepts two parameters 1. rootReducer 2. Return value <text:s/>of applyMiddleware(…middleware) if any</text:span></text:p>
      <text:p text:style-name="P2">18) Export the createStore (saved in a variable) and import it in index.js file and pass it in to <text:span text:style-name="T1">Provider</text:span><text:s/>as <text:span text:style-name="T1">&lt;Provider store={store}&gt;…&lt;/Provider&gt;</text:span></text:p>
      <text:p text:style-name="P2">19) We have to create <text:span text:style-name="T1">action </text:span>to use the above functionality and to do that create new file <text:span text:style-name="T1">user.actions.js </text:span>in the redux/user folder <text:span text:style-name="T1">-&gt; export const setCurrentUser = user =&gt; ({type: ‘SET_CURRENT_USER’ (capital and snake_case(underscore) to no change variable, payload: user });</text:span></text:p>
      <text:p text:style-name="P2">20) Import connect from react-redux in header.component like <text:span text:style-name="T1">import { connect } from ‘react-redux’;. Connect </text:span>is a higher order component that lets us modify our component to have access to two things related to <text:span text:style-name="T1">redux</text:span>. Higher order functions that takes components as arguments and returns new souped up component. So in our header component we return like <text:span text:style-name="T1">connect()(Header Component)</text:span>. The first argument of <text:span text:style-name="T1">connect </text:span>function is a function that allows us to access the <text:span text:style-name="T1">state</text:span>. So before returning we write the function to be passed as first argument to connect function.</text:p>
      <text:p text:style-name="P2">21) const mapStateToProps = state(the-root-reducer) =&gt; ({</text:p>
      <text:p text:style-name="P2"><text:tab/>currentUser: state.user.currentUser</text:p>
      <text:p text:style-name="P2">})</text:p>
      <text:p text:style-name="P2">22) Now <text:span text:style-name="T1">connect(mapStateToProps)(Header)</text:span>. Remove the currentState passed to header component in app.js file. </text:p>
      <text:p text:style-name="P2">23) Import <text:span text:style-name="T1">connect </text:span>in app.js file as well to call the action and modify the return statement same as in point 21 like export default connect()(App);. So the in first part of arguments<text:span text:style-name="T1"><text:s/>(null, mapDispatchToProps)(App)</text:span><text:s/>and <text:span text:style-name="T1">mapDispatchToProps </text:span>is the function above this line like </text:p>
      <text:p text:style-name="P2">Import { setCurrentUser } from ‘./redux/user/user.actions’;</text:p>
      <text:p text:style-name="P2">Const mapDispatchToProps = dispatch =&gt; ({</text:p>
      <text:p text:style-name="P2"><text:tab/>setCurrentUser: user =&gt; dispatch(setCurrentUser(user)) ——&gt; the dispatch is way for redux to know that what ever you passing me or what object you passing me, its going to be action object that gonna pass to every reducer</text:p>
      <text:p text:style-name="P2">})</text:p>
      <text:p text:style-name="P2">24) Remove the state and constructor from app.js file and alter the function of setState as shown in code and video # 9</text:p>
      <text:p text:style-name="P2">25) <text:span text:style-name="T1">Imp. </text:span>In order to hide the sign in form if the user is signed in and do not access the sign in, then we have to do two things. <text:span text:style-name="T1">1)</text:span><text:s/>import <text:span text:style-name="T1">Redirect component </text:span>react-router-dom <text:span text:style-name="T1">2) CurrentUser from redux state. </text:span>Then in the <text:span text:style-name="T1">/signin </text:span>route, make exact and remove the component property and use render={() =&gt; { this.props.currentUser ? (&lt;Redirect to’/’ /&gt;) | (&lt;SignInSignUpPage /&gt;}}</text:p>
      <text:p text:style-name="P2">26) <text:span text:style-name="T1">Utility Functions </text:span>allows us <text:s/>to keep our files clean and organize functions that we may need in multiple files in one location. Same like video#16 cart.utils. </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6</meta:generator>
  </office:meta>
</office:document-meta>
</file>